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2"/>
        <table:table-column table:style-name="co2" table:number-columns-repeated="6" table:default-cell-style-name="Default"/>
        <table:table-row table:style-name="ro1">
          <table:table-cell table:style-name="ce11" office:value-type="string" calcext:value-type="string">
            <text:p>export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float" office:value="123" calcext:value-type="float">
            <text:p>123</text:p>
          </table:table-cell>
          <table:table-cell table:style-name="ce12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4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2"/>
          <table:table-cell table:number-columns-repeated="2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</table:table-row>
        <table:table-row table:style-name="ro1">
          <table:table-cell table:style-name="ce12" table:number-columns-repeated="2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18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h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8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8"/>
          <table:table-cell table:style-name="ce19" office:value-type="float" office:value="13" calcext:value-type="float">
            <text:p>1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table:number-columns-repeated="10"/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3" calcext:value-type="float">
            <text:p>3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8"/>
          <table:table-cell table:style-name="ce19" office:value-type="float" office:value="23" calcext:value-type="float">
            <text:p>2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4" calcext:value-type="float">
            <text:p>4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2" calcext:value-type="float">
            <text:p>32</text:p>
          </table:table-cell>
          <table:table-cell table:style-name="ce18"/>
          <table:table-cell table:style-name="ce19" office:value-type="float" office:value="33" calcext:value-type="float">
            <text:p>3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5" calcext:value-type="float">
            <text:p>5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2" calcext:value-type="float">
            <text:p>42</text:p>
          </table:table-cell>
          <table:table-cell table:style-name="ce18"/>
          <table:table-cell table:style-name="ce19" office:value-type="float" office:value="43" calcext:value-type="float">
            <text:p>4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24"/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나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9">0000/00/00</text:date>, <text:time style:data-style-name="N2" text:time-value="00:38:12.84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9-09T00:38:30.815000000</dc:date>
    <meta:editing-duration>PT10H36M</meta:editing-duration>
    <meta:editing-cycles>200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base___function___nothing() )
	
	'
	' 반환 값을 설정하지 않은 함수 호출 : 0이 반환된다.
	'
	MsgBox( base___function___return_x() )
	
	'
	' 반환 값을 설정한 함수 호출
	'
	MsgBox( base___function___return_o() )
	
	'
	' 인자가 있는 함수
	'
	MsgBox( base___function___has_argument( 9800, 76 ) )
	
	'
	' 배열을 넘겨주기
	'
	Dim a( 2 ) as Byte
	a( 0 ) = 49
	a( 1 ) = 49
	a( 2 ) = 49
	base___function___with_array( a )

End Sub



Function base___function___return_x as Integer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Sub research___multibyte

	Dim document as Object
	document = ThisComponent
	
	Dim sheets as Object
	sheets = document.Sheets
	
	Dim sheet as Object
	sheet = sheets.getByName( "data_2" )	
	
	
	
	
	
	'
	'
	'
	Dim cell_0_1 as Object
	cell_0_1 = sheet.getCellByPosition( 0, 1 )
	
	
	Dim s as String : s =  cell_0_1.String
	MsgBox( s )
	
	Dim b() as Byte
	b = Mid( s, 1, 1 )
	MsgBox( b )
	
	Dim result as Boolean : result = False
	If IsMultiByte( b ) Then
		result = IsKorean( b )
	EndIf
	MsgBox( result )

End Sub



Function research___multibyte___check_multibyte

	Dim s as String : s = "가a1"
	Dim b() as Byte
	
	Dim i as Integer
	For i = 1 To 3
		b = Mid( s, i, 1 )
		MsgBox( IsMultiByte( b ) )
	Next i
	
End Function
Function IsMultiByte( b() as Byte )

	'
	' 유니코드 범위 체크 : English + Latin : https://en.wikipedia.org/wiki/List_of_Unicode_characters
	'
	IsMultiByte = ( b( 1 ) &lt;&gt; 0 )

End Function




Function research___multibyte___check_korean

	Dim s as String : s = "가a1"
	Dim b() as Byte
	
	
	Dim i as Integer
	For i = 1 To 3
		b = Mid( s, i, 1 )
		MsgBox( IsKorean( b ) )
	Next i
	
End Function
Function IsKorean( b() as Byte )

	'
	' 유니코드 범위 체크 : 한글 : AC00 ~ D7FF
	'
	IsKorean = ( b( 1 ) &gt;= &amp;HAC And b( 1 ) &lt; &amp;HD8 )
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Dim dic as Variant	
	dic = CreateScriptService("Dictionary")
	
	dic.Add( "a", 100 )
	dic.Add( "b", 200 )
	dic.Add( "c", 300 )
	
	MsgBox( dic.Keys( 0 ) &amp; dic.Item( "a" ) )

End Sub



Sub script_forge___dictionary___iteration

	GlobalScope.BasicLibraries.LoadLibrary("ScriptForge")
	
	Dim dic as Variant
	
	dic = CreateScriptService("Dictionary")
	
	dic.Add( "a", 100 )
	dic.Add( "b", 200 )
	dic.Add( "c", 300 )
	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